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officeooo:paragraph-rsid="000382c5"/>
    </style:style>
    <style:style style:name="P3" style:family="paragraph" style:parent-style-name="Standard">
      <style:paragraph-properties fo:margin-left="0in" fo:margin-right="0in" fo:text-indent="0in" style:auto-text-indent="false" style:writing-mode="lr-tb"/>
      <style:text-properties officeooo:rsid="00038821" officeooo:paragraph-rsid="00038821"/>
    </style:style>
    <style:style style:name="P4" style:family="paragraph" style:parent-style-name="Standard">
      <style:paragraph-properties fo:margin-left="0in" fo:margin-right="0in" fo:text-indent="0in" style:auto-text-indent="false" style:writing-mode="lr-tb"/>
      <style:text-properties officeooo:paragraph-rsid="00038821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officeooo:rsid="00044b67" officeooo:paragraph-rsid="00044b67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officeooo:rsid="00044b67" officeooo:paragraph-rsid="000642ab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officeooo:rsid="00044b67" officeooo:paragraph-rsid="0007d8c4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officeooo:paragraph-rsid="000642ab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officeooo:rsid="0007d8c4" officeooo:paragraph-rsid="0007d8c4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officeooo:rsid="000ad10a" officeooo:paragraph-rsid="000ad10a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officeooo:paragraph-rsid="000ad10a"/>
    </style:style>
    <style:style style:name="P12" style:family="paragraph" style:parent-style-name="Table_20_Contents">
      <style:text-properties officeooo:rsid="000ad10a"/>
    </style:style>
    <style:style style:name="P13" style:family="paragraph" style:parent-style-name="Table_20_Contents">
      <style:text-properties officeooo:rsid="000ad10a" officeooo:paragraph-rsid="000ad10a"/>
    </style:style>
    <style:style style:name="P14" style:family="paragraph" style:parent-style-name="Text_20_body">
      <style:text-properties officeooo:paragraph-rsid="00044b67"/>
    </style:style>
    <style:style style:name="T1" style:family="text">
      <style:text-properties officeooo:rsid="0004c499"/>
    </style:style>
    <style:style style:name="T2" style:family="text">
      <style:text-properties officeooo:rsid="000642ab"/>
    </style:style>
    <style:style style:name="T3" style:family="text">
      <style:text-properties style:text-position="super 58%" officeooo:rsid="000642ab"/>
    </style:style>
    <style:style style:name="T4" style:family="text">
      <style:text-properties officeooo:rsid="0007d8c4"/>
    </style:style>
    <style:style style:name="T5" style:family="text">
      <style:text-properties officeooo:rsid="00096101"/>
    </style:style>
    <style:style style:name="T6" style:family="text">
      <style:text-properties officeooo:rsid="000ad1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2: Stacks<text:line-break/>Data Structures</text:p>
      <text:p text:style-name="P2"><text:line-break/>Write pseudo-code for problems requiring code. Do not write Java, Python or C++.<text:line-break/>You are responsible for the appropriate level of detail.<text:line-break/></text:p>
      <text:p text:style-name="P2">1. a) Use the operations push, pop, peek and empty to construct an operation<text:line-break/>which sets i to the bottom element of the stack, leaving the stack unchanged.<text:line-break/>(Hint: use an auxiliary stack.)</text:p>
      <text:p text:style-name="P2"/>
      <text:p text:style-name="P5">Method</text:p>
      <text:p text:style-name="P5">Define stack as Stack</text:p>
      <text:p text:style-name="P5">Define tempStack as Stack</text:p>
      <text:p text:style-name="P5"/>
      <text:p text:style-name="P5">//<text:span text:style-name="T1">while the stack has elements in it, pop them off and put them on tempStack</text:span></text:p>
      <text:p text:style-name="P5">while !is_empty(stack)</text:p>
      <text:p text:style-name="P5"><text:s text:c="4"/>data = pop(stack)</text:p>
      <text:p text:style-name="P5"><text:s text:c="4"/>push(tempStack, data)</text:p>
      <text:p text:style-name="P5"/>
      <text:p text:style-name="P5">//<text:span text:style-name="T1">put I at the bottom of the now empty stack</text:span></text:p>
      <text:p text:style-name="P5">push(stack, i)</text:p>
      <text:p text:style-name="P5"/>
      <text:p text:style-name="P5">//<text:span text:style-name="T1">put back the elements popped off from tempStack</text:span></text:p>
      <text:p text:style-name="P5">while !is_empty(tempStack)</text:p>
      <text:p text:style-name="P5"><text:s text:c="8"/>data = pop(tempStack)</text:p>
      <text:p text:style-name="P5"><text:s text:c="8"/>push(stack, data)</text:p>
      <text:p text:style-name="P2"/>
      <text:p text:style-name="P4">b) Use the operations push, pop, peek and empty to construct an operation<text:line-break/>which sets i to the third element from the bottom of the stack. The stack may<text:line-break/>be left changed.</text:p>
      <text:p text:style-name="P4"/>
      <text:p text:style-name="P6">Method</text:p>
      <text:p text:style-name="P6">Define stack as Stack</text:p>
      <text:p text:style-name="P6">Define tempStack as Stack</text:p>
      <text:p text:style-name="P6"/>
      <text:p text:style-name="P6">//<text:span text:style-name="T1">while the stack has elements in it, pop them off and put them on tempStack</text:span></text:p>
      <text:p text:style-name="P6">while !is_empty(stack)</text:p>
      <text:p text:style-name="P6"><text:s text:c="4"/>data = pop(stack)</text:p>
      <text:p text:style-name="P6"><text:s text:c="4"/>push(tempStack, data)</text:p>
      <text:p text:style-name="P6"/>
      <text:p text:style-name="P6">//<text:span text:style-name="T1">put </text:span><text:span text:style-name="T2">back 2 elements and insert</text:span><text:span text:style-name="T1"> I at </text:span><text:span text:style-name="T2">3</text:span><text:span text:style-name="T3">rd</text:span><text:span text:style-name="T2"> from the </text:span><text:span text:style-name="T1">bottom of the stack</text:span></text:p>
      <text:p text:style-name="P7"><text:span text:style-name="T4">count = 0</text:span></text:p>
      <text:p text:style-name="P7"><text:span text:style-name="T2">if</text:span> !is_empty(tempStack) <text:span text:style-name="T5">AND</text:span><text:span text:style-name="T4"> count &lt; 3</text:span></text:p>
      <text:p text:style-name="P6"><text:s text:c="8"/>data = pop(tempStack)</text:p>
      <text:p text:style-name="P7"><text:s text:c="8"/>push(stack, data)</text:p>
      <text:p text:style-name="P9"><text:s text:c="8"/>count += 1</text:p>
      <text:p text:style-name="P7">push(stack, i)</text:p>
      <text:p text:style-name="P6"/>
      <text:p text:style-name="P6">//<text:span text:style-name="T1">put back the </text:span><text:span text:style-name="T2">rest of the </text:span><text:span text:style-name="T1">elements popped off from tempStack</text:span></text:p>
      <text:p text:style-name="P6"><text:soft-page-break/>while !is_empty(tempStack)</text:p>
      <text:p text:style-name="P6"><text:s text:c="8"/>data = pop(tempStack)</text:p>
      <text:p text:style-name="P6"><text:s text:c="8"/>push(stack, data)</text:p>
      <text:p text:style-name="P8"/>
      <text:p text:style-name="P2">2. Simulate the action of the algorithm for checking delimiters for each of these<text:line-break/>strings by using a stack and showing the contents of the stack at each point. Do<text:line-break/>not write an algorithm.</text:p>
      <text:p text:style-name="P3"/>
      <text:p text:style-name="P10">At each delimiter we either push or pop an item on the stack.</text:p>
      <text:p text:style-name="P10"/>
      <text:p text:style-name="P4">a. {[A+B]-[(C-D)]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Item</text:p>
          </table:table-cell>
          <table:table-cell table:style-name="Table1.A1" office:value-type="string">
            <text:p text:style-name="P13">Action</text:p>
          </table:table-cell>
          <table:table-cell table:style-name="Table1.A1" office:value-type="string">
            <text:p text:style-name="P13">Stack</text:p>
          </table:table-cell>
        </table:table-row>
        <table:table-row>
          <table:table-cell table:style-name="Table1.A1" office:value-type="string">
            <text:p text:style-name="P13">{</text:p>
          </table:table-cell>
          <table:table-cell table:style-name="Table1.A1" office:value-type="string">
            <text:p text:style-name="P13">Push</text:p>
          </table:table-cell>
          <table:table-cell table:style-name="Table1.A1" office:value-type="string">
            <text:p text:style-name="P13">{</text:p>
          </table:table-cell>
        </table:table-row>
        <table:table-row>
          <table:table-cell table:style-name="Table1.A1" office:value-type="string">
            <text:p text:style-name="P13">[</text:p>
          </table:table-cell>
          <table:table-cell table:style-name="Table1.A1" office:value-type="string">
            <text:p text:style-name="P13">Push</text:p>
          </table:table-cell>
          <table:table-cell table:style-name="Table1.A1" office:value-type="string">
            <text:p text:style-name="P13">[{</text:p>
          </table:table-cell>
        </table:table-row>
        <table:table-row>
          <table:table-cell table:style-name="Table1.A1" office:value-type="string">
            <text:p text:style-name="P13">]</text:p>
          </table:table-cell>
          <table:table-cell table:style-name="Table1.A1" office:value-type="string">
            <text:p text:style-name="P13">Pop [</text:p>
          </table:table-cell>
          <table:table-cell table:style-name="Table1.A1" office:value-type="string">
            <text:p text:style-name="P13">{</text:p>
          </table:table-cell>
        </table:table-row>
        <table:table-row>
          <table:table-cell table:style-name="Table1.A1" office:value-type="string">
            <text:p text:style-name="P13">[</text:p>
          </table:table-cell>
          <table:table-cell table:style-name="Table1.A1" office:value-type="string">
            <text:p text:style-name="P13">Push</text:p>
          </table:table-cell>
          <table:table-cell table:style-name="Table1.A1" office:value-type="string">
            <text:p text:style-name="P13">[{</text:p>
          </table:table-cell>
        </table:table-row>
        <table:table-row>
          <table:table-cell table:style-name="Table1.A1" office:value-type="string">
            <text:p text:style-name="P13">(</text:p>
          </table:table-cell>
          <table:table-cell table:style-name="Table1.A1" office:value-type="string">
            <text:p text:style-name="P13">Push</text:p>
          </table:table-cell>
          <table:table-cell table:style-name="Table1.A1" office:value-type="string">
            <text:p text:style-name="P13">([{</text:p>
          </table:table-cell>
        </table:table-row>
        <table:table-row>
          <table:table-cell table:style-name="Table1.A1" office:value-type="string">
            <text:p text:style-name="P13">)</text:p>
          </table:table-cell>
          <table:table-cell table:style-name="Table1.A1" office:value-type="string">
            <text:p text:style-name="P13">Pop (</text:p>
          </table:table-cell>
          <table:table-cell table:style-name="Table1.A1" office:value-type="string">
            <text:p text:style-name="P13">[{</text:p>
          </table:table-cell>
        </table:table-row>
        <table:table-row>
          <table:table-cell table:style-name="Table1.A1" office:value-type="string">
            <text:p text:style-name="P13">]</text:p>
          </table:table-cell>
          <table:table-cell table:style-name="Table1.A1" office:value-type="string">
            <text:p text:style-name="P13">Pop [</text:p>
          </table:table-cell>
          <table:table-cell table:style-name="Table1.A1" office:value-type="string">
            <text:p text:style-name="P13">{</text:p>
          </table:table-cell>
        </table:table-row>
      </table:table>
      <text:p text:style-name="P4"/>
      <text:p text:style-name="P10">The delimiters do not match, at the end we are left with “{“ in the stack.</text:p>
      <text:p text:style-name="P4"><text:line-break/></text:p>
      <text:p text:style-name="P11">b. ((H) * {([J+K])})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Item</text:p>
          </table:table-cell>
          <table:table-cell table:style-name="Table2.A1" office:value-type="string">
            <text:p text:style-name="P13">Action</text:p>
          </table:table-cell>
          <table:table-cell table:style-name="Table2.A1" office:value-type="string">
            <text:p text:style-name="P13">Stack</text:p>
          </table:table-cell>
        </table:table-row>
        <table:table-row>
          <table:table-cell table:style-name="Table2.A1" office:value-type="string">
            <text:p text:style-name="P13">(</text:p>
          </table:table-cell>
          <table:table-cell table:style-name="Table2.A1" office:value-type="string">
            <text:p text:style-name="P13">Push</text:p>
          </table:table-cell>
          <table:table-cell table:style-name="Table2.A1" office:value-type="string">
            <text:p text:style-name="P13">(</text:p>
          </table:table-cell>
        </table:table-row>
        <table:table-row>
          <table:table-cell table:style-name="Table2.A1" office:value-type="string">
            <text:p text:style-name="P13">(</text:p>
          </table:table-cell>
          <table:table-cell table:style-name="Table2.A1" office:value-type="string">
            <text:p text:style-name="P13">Push</text:p>
          </table:table-cell>
          <table:table-cell table:style-name="Table2.A1" office:value-type="string">
            <text:p text:style-name="P12">((</text:p>
          </table:table-cell>
        </table:table-row>
        <table:table-row>
          <table:table-cell table:style-name="Table2.A1" office:value-type="string">
            <text:p text:style-name="P13">)</text:p>
          </table:table-cell>
          <table:table-cell table:style-name="Table2.A1" office:value-type="string">
            <text:p text:style-name="P13">Pop (</text:p>
          </table:table-cell>
          <table:table-cell table:style-name="Table2.A1" office:value-type="string">
            <text:p text:style-name="P13">(</text:p>
          </table:table-cell>
        </table:table-row>
        <table:table-row>
          <table:table-cell table:style-name="Table2.A1" office:value-type="string">
            <text:p text:style-name="P13">{</text:p>
          </table:table-cell>
          <table:table-cell table:style-name="Table2.A1" office:value-type="string">
            <text:p text:style-name="P13">Push</text:p>
          </table:table-cell>
          <table:table-cell table:style-name="Table2.A1" office:value-type="string">
            <text:p text:style-name="P13">{(</text:p>
          </table:table-cell>
        </table:table-row>
        <table:table-row>
          <table:table-cell table:style-name="Table2.A1" office:value-type="string">
            <text:p text:style-name="P13">(</text:p>
          </table:table-cell>
          <table:table-cell table:style-name="Table2.A1" office:value-type="string">
            <text:p text:style-name="P13">Push</text:p>
          </table:table-cell>
          <table:table-cell table:style-name="Table2.A1" office:value-type="string">
            <text:p text:style-name="P13">({(</text:p>
          </table:table-cell>
        </table:table-row>
        <table:table-row>
          <table:table-cell table:style-name="Table2.A1" office:value-type="string">
            <text:p text:style-name="P13">[</text:p>
          </table:table-cell>
          <table:table-cell table:style-name="Table2.A1" office:value-type="string">
            <text:p text:style-name="P13">Push</text:p>
          </table:table-cell>
          <table:table-cell table:style-name="Table2.A1" office:value-type="string">
            <text:p text:style-name="P13">[({(</text:p>
          </table:table-cell>
        </table:table-row>
        <table:table-row>
          <table:table-cell table:style-name="Table2.A1" office:value-type="string">
            <text:p text:style-name="P13">]</text:p>
          </table:table-cell>
          <table:table-cell table:style-name="Table2.A1" office:value-type="string">
            <text:p text:style-name="P13">Pop [</text:p>
          </table:table-cell>
          <table:table-cell table:style-name="Table2.A1" office:value-type="string">
            <text:p text:style-name="P13">({(</text:p>
          </table:table-cell>
        </table:table-row>
        <table:table-row>
          <table:table-cell table:style-name="Table2.A1" office:value-type="string">
            <text:p text:style-name="P13">)</text:p>
          </table:table-cell>
          <table:table-cell table:style-name="Table2.A1" office:value-type="string">
            <text:p text:style-name="P13">Pop (</text:p>
          </table:table-cell>
          <table:table-cell table:style-name="Table2.A1" office:value-type="string">
            <text:p text:style-name="P13">{(</text:p>
          </table:table-cell>
        </table:table-row>
        <table:table-row>
          <table:table-cell table:style-name="Table2.A1" office:value-type="string">
            <text:p text:style-name="P13">}</text:p>
          </table:table-cell>
          <table:table-cell table:style-name="Table2.A1" office:value-type="string">
            <text:p text:style-name="P13">Pop {</text:p>
          </table:table-cell>
          <table:table-cell table:style-name="Table2.A1" office:value-type="string">
            <text:p text:style-name="P13">(</text:p>
          </table:table-cell>
        </table:table-row>
        <table:table-row>
          <table:table-cell table:style-name="Table2.A1" office:value-type="string">
            <text:p text:style-name="P13">)</text:p>
          </table:table-cell>
          <table:table-cell table:style-name="Table2.A1" office:value-type="string">
            <text:p text:style-name="P13">Pop (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1"><text:line-break/><text:span text:style-name="T6">There are no items left on the stack so the delimiters match.</text:span></text:p>
      <text:p text:style-name="P11"/>
      <text:p text:style-name="P2">3. Write an algorithm to determine whether an input character string is of the form<text:line-break/>x C y<text:line-break/>where x is a string consisting only of the letters ‘A’ and ‘B’ and y is the reverse<text:line-break/>of the x (i.e. if x=”ABABBA” then y must equal “ABBABA”). At each point you<text:line-break/>may read only the next character in the string, i.e. you must process the string<text:line-break/>on a left to right basis. You may not use string functions.</text:p>
      <text:p text:style-name="P2"/>
      <text:p text:style-name="P2">4. Write an algorithm to determine whether an input character string is of the form<text:line-break/>a D b D c D ... D z<text:line-break/>where each string a, b, ...z is of the form of the string defined in problem 3.<text:line-break/>(Thus a string is in the proper form if it consists of any number of such strings<text:line-break/><text:soft-page-break/>from problem 3, separated by the character ‘D’, e.g.<text:line-break/>ABBCBBADACADBABCBABDAABACABAA.) At each point you may read only the<text:line-break/>next character in the string, i.e. you must process the string on a left to right<text:line-break/>basis. You may not use string functions.</text:p>
      <text:p text:style-name="P1"/>
      <text:p text:style-name="P2">5. Consider a language that does not have arrays but does have stacks defined as<text:line-break/>a data type. That is, one can declare<text:line-break/>stack s;<text:line-break/>The push, pop, empty, and peek operations are defined. Show how a one-<text:line-break/>dimensional array can be implemented by using these operations on two stacks.<text:line-break/>In particular, show how you can insert into and read from such an array.</text:p>
      <text:p text:style-name="P2"/>
      <text:p text:style-name="P2">6. Design a method for keeping two stacks within a single linear array<text:line-break/>s[SPACESIZE] so that neither stack overflows until all of memory is used and an<text:line-break/>entire stack is never shifted to a different location within the array. Write<text:line-break/>methods push1, push2, pop1, and pop2 to manipulate the two stacks. (Hint:<text:line-break/>the two stacks grow toward each other.)</text:p>
      <text:p text:style-name="P2"/>
      <text:p text:style-name="P2">7. Transform each of the following expressions to prefix and postfix expressions. $<text:line-break/>is exponentiation.</text:p>
      <text:p text:style-name="P2"/>
      <text:p text:style-name="P2">a . ( A + B ) * ( C $ ( D - E ) + F ) - G<text:line-break/></text:p>
      <text:p text:style-name="P2">b . A + ( ( ( B - C ) * ( D - E ) + F ) / G ) $ ( H - J )<text:line-break/></text:p>
      <text:p text:style-name="P2">8. Transform each of the following expressions to infix expressions.</text:p>
      <text:p text:style-name="P2"/>
      <text:p text:style-name="P2">a. ++ A - * $ B C D / + E F * G H I<text:line-break/></text:p>
      <text:p text:style-name="P2">b . + - $ A B C * D * * E F G<text:line-break/></text:p>
      <text:p text:style-name="P2">c . A B - C + D E F - + $<text:line-break/></text:p>
      <text:p text:style-name="P2">d . A B C D E - + $ * E F * -<text:line-break/></text:p>
      <text:p text:style-name="P2">9. Apply the evaluation algorithm in the text to evaluate the following postfix<text:line-break/>expressions, where A=1, B=2, and C=3.</text:p>
      <text:p text:style-name="P2"/>
      <text:p text:style-name="P2">a. A B + C - B A + C $ -<text:line-break/></text:p>
      <text:p text:style-name="P2">b. A B C + * C B A - + *<text:line-break/></text:p>
      <text:p text:style-name="P14">10. Write a prefix function to accept an infix string and create the prefix form of<text:line-break/>that string, assuming that the string is read from right to left and that the prefix<text:line-break/>string is created from right to left. Handle variables, +,-,/,*,$, (,).</text:p>
      <text:p text:style-name="P14"/>
      <text:p text:style-name="P14"><text:soft-page-break/>To think about and to discuss in Office Hours: Design and implement a stack in<text:line-break/>which each item on the stack is a varying number of integers. Choose a native<text:line-break/>data structure to implement your stack and design push and pop methods for it,<text:line-break/>without using library functions. Hint: Make it as simple as possibl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9T15:10:58.886000000</meta:creation-date>
    <dc:date>2023-09-09T16:11:55.812000000</dc:date>
    <meta:editing-duration>PT1H53S</meta:editing-duration>
    <meta:editing-cycles>8</meta:editing-cycles>
    <meta:generator>LibreOffice/7.6.0.3$Windows_X86_64 LibreOffice_project/69edd8b8ebc41d00b4de3915dc82f8f0fc3b6265</meta:generator>
    <meta:document-statistic meta:table-count="2" meta:image-count="0" meta:object-count="0" meta:page-count="4" meta:paragraph-count="115" meta:word-count="954" meta:character-count="4719" meta:non-whitespace-character-count="3794"/>
  </office:meta>
</office:document-meta>
</file>